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5.143cm" svg:y="12.832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4.448cm" svg:y="2.06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D</text:span></text:p>
          </draw:text-box>
        </draw:frame>
        <draw:frame draw:style-name="gr1" draw:text-style-name="P1" xml:id="id4" draw:id="id4" draw:layer="layout" svg:width="1.213cm" svg:height="1.356cm" svg:x="8.909cm" svg:y="12.734cm">
          <draw:text-box>
            <text:p><text:span text:style-name="T1">C</text:span></text:p>
          </draw:text-box>
        </draw:frame>
        <draw:connector draw:style-name="gr2" draw:text-style-name="P2" draw:layer="layout" draw:type="line" svg:x1="5.722cm" svg:y1="12.832cm" svg:x2="5.027cm" svg:y2="3.416cm" draw:start-shape="id1" draw:start-glue-point="0" draw:end-shape="id2" svg:d="M5722 12832l-695-9416" svg:viewBox="0 0 696 9417">
          <text:p/>
        </draw:connector>
        <draw:connector draw:style-name="gr3" draw:text-style-name="P2" draw:layer="layout" draw:type="line" svg:x1="14.91cm" svg:y1="3.299cm" svg:x2="9.515cm" svg:y2="12.734cm" draw:start-shape="id3" draw:start-glue-point="2" draw:end-shape="id4" draw:end-glue-point="0" svg:d="M14910 3299l-5395 9435" svg:viewBox="0 0 5396 9436">
          <text:p/>
        </draw:connector>
        <draw:connector draw:style-name="gr4" draw:text-style-name="P2" draw:layer="layout" draw:type="line" svg:x1="5.722cm" svg:y1="12.832cm" svg:x2="9.515cm" svg:y2="12.734cm" draw:start-shape="id1" draw:start-glue-point="0" draw:end-shape="id4" draw:end-glue-point="0" svg:d="M5722 12832l3793-98" svg:viewBox="0 0 3794 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15:15.209170940</dc:date>
    <dc:creator>elucterio </dc:creator>
    <meta:editing-duration>PT1H23M58S</meta:editing-duration>
    <meta:editing-cycles>9</meta:editing-cycles>
    <meta:generator>LibreOffice/4.2.8.2$Linux_X86_64 LibreOffice_project/420m0$Build-2</meta:generator>
    <meta:document-statistic meta:object-count="7"/>
  </office:meta>
</office:document-meta>
</file>